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1310000006C5D84F6C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text-properties style:font-name="TimesNewRomanPSMT" fo:font-size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>
      <style:text-properties style:font-name="TimesNewRomanPSMT" fo:font-size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64206064" text:id="ct364206064">
          <text:insertion>
            <office:change-info>
              <dc:creator>Bob Jacobsen</dc:creator>
              <dc:date>2013-05-04T17:30:00</dc:date>
            </office:change-info>
          </text:insertion>
        </text:changed-region>
        <text:changed-region xml:id="ct302406160" text:id="ct302406160">
          <text:insertion>
            <office:change-info>
              <dc:creator>Bob Jacobsen</dc:creator>
              <dc:date>2013-05-04T17:31:00</dc:date>
            </office:change-info>
          </text:insertion>
        </text:changed-region>
        <text:changed-region xml:id="ct364539248" text:id="ct364539248">
          <text:insertion>
            <office:change-info>
              <dc:creator>Bob Jacobsen</dc:creator>
              <dc:date>2013-05-04T17:32:00</dc:date>
            </office:change-info>
          </text:insertion>
        </text:changed-region>
        <text:changed-region xml:id="ct501814000" text:id="ct501814000">
          <text:insertion>
            <office:change-info>
              <dc:creator>Bob Jacobsen</dc:creator>
              <dc:date>2013-03-02T22:02:00</dc:date>
            </office:change-info>
          </text:insertion>
        </text:changed-region>
        <text:changed-region xml:id="ct538762304" text:id="ct538762304">
          <text:insertion>
            <office:change-info>
              <dc:creator>Bob Jacobsen</dc:creator>
              <dc:date>2013-03-02T22:03:00</dc:date>
            </office:change-info>
          </text:insertion>
        </text:changed-region>
        <text:changed-region xml:id="ct501958400" text:id="ct501958400">
          <text:insertion>
            <office:change-info>
              <dc:creator>Bob Jacobsen</dc:creator>
              <dc:date>2013-03-02T22:04:00</dc:date>
            </office:change-info>
          </text:insertion>
        </text:changed-region>
        <text:changed-region xml:id="ct533267632" text:id="ct533267632">
          <text:insertion>
            <office:change-info>
              <dc:creator>Bob Jacobsen</dc:creator>
              <dc:date>2013-03-02T22:05:00</dc:date>
            </office:change-info>
          </text:insertion>
        </text:changed-region>
        <text:changed-region xml:id="ct533271472" text:id="ct533271472">
          <text:insertion>
            <office:change-info>
              <dc:creator>Bob Jacobsen</dc:creator>
              <dc:date>2013-03-02T22:06:00</dc:date>
            </office:change-info>
          </text:insertion>
        </text:changed-region>
        <text:changed-region xml:id="ct533258832" text:id="ct533258832">
          <text:insertion>
            <office:change-info>
              <dc:creator>Bob Jacobsen</dc:creator>
              <dc:date>2013-03-02T22:07:00</dc:date>
            </office:change-info>
          </text:insertion>
        </text:changed-region>
        <text:changed-region xml:id="ct532806112" text:id="ct532806112">
          <text:insertion>
            <office:change-info>
              <dc:creator>Bob Jacobsen</dc:creator>
              <dc:date>2013-10-19T16:06:00</dc:date>
            </office:change-info>
          </text:insertion>
        </text:changed-region>
        <text:changed-region xml:id="ct538673680" text:id="ct538673680">
          <text:insertion>
            <office:change-info>
              <dc:creator>Bob Jacobsen</dc:creator>
              <dc:date>2013-10-19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4798054602815924042" text:style-name="L1">
        <text:list-item>
          <text:p text:style-name="P11">OpenLCB Common Information Technical Note</text:p>
        </text:list-item>
      </text:list>
      <text:h text:style-name="Heading_20_1" text:outline-level="1" text:is-list-header="true"/>
      <text:p text:style-name="Standard"><text:change-start text:change-id="ct364206064"/>The CDI information <text:change-end text:change-id="ct364206064"/><text:change-start text:change-id="ct302406160"/>shall be constant. <text:s/>A node may not change it after any part of it has been retrieved and before the next transition of the node away from the Initialized state. <text:s/>(The transition back to Initialized stte tells other nodes to flu<text:change-end text:change-id="ct302406160"/><text:change-start text:change-id="ct364539248"/>sh their caches and pick up any changed content)<text:change-end text:change-id="ct364539248"/></text:p>
      <text:h text:style-name="Heading_20_1" text:outline-level="1">Stuff to be merged into the above (or the TN)</text:h>
      <text:p text:style-name="Standard"/>
      <text:p text:style-name="Standard">The first byte is used to distinguish the coding.</text:p>
      <text:p text:style-name="Standard">“&lt;” (which is part of the XML “&lt;?xml version='1.0'?&gt;” definition): Uncoded characters</text:p>
      <text:p text:style-name="P9">UTF BOM: Various UniCode forms</text:p>
      <text:p text:style-name="P9">0x01 – tag for compressed. <text:s/>One format defined for total start string of 0x0101. (If you want to use another format, decompress on board)</text:p>
      <text:p text:style-name="P9">(can't use 0x00 as lead, since that's the end-of-string indication)</text:p>
      <text:p text:style-name="P9"/>
      <text:p text:style-name="P9">The schema at prototypes/xml/schema (better location?) is really the normative thing, because that's what we check.</text:p>
      <text:p text:style-name="P9"><text:soft-page-break/>But we add the &lt;acdi&gt; element to it, so the document isn't really complete; “Other protocols may add, but not remove, elements and attributes”? <text:s/>Remove constraints? How does extensibility work here?<text:change-start text:change-id="ct501814000"/></text:p>
      <text:p text:style-name="P9"/>
      <text:p text:style-name="P9"><text:change-end text:change-id="ct501814000"/><text:change-start text:change-id="ct538762304"/>Numbers for segments, offsets, etc must be specified as decimal numbers. <text:s/>Hexadecimal notation (0x1234) is not permitted<text:change-end text:change-id="ct538762304"/><text:change-start text:change-id="ct501958400"/>. Although it may have made the CDI easier for people to read, the XML is primarily intended for consumption by <text:change-end text:change-id="ct501958400"/><text:change-start text:change-id="ct533267632"/>OpenLCB nodes. <text:s/>Providing optional coding, such as hexadecimal numbers, makes those nodes more complex.</text:p>
      <text:p text:style-name="P9"/>
      <text:p text:style-name="P9">The 'mask' attribute is for use <text:change-end text:change-id="ct533267632"/><text:change-start text:change-id="ct533271472"/>with legacy equipment only. <text:s/>New OpenLCB implementations should not use it. <text:s/>Instead, they should lay out their configuration variables are processed as if they each had their own addressable location. <text:s/>(How they are actually stored in memory is not specified.)</text:p>
      <text:p text:style-name="P9"/>
      <text:p text:style-name="P9"><text:change-end text:change-id="ct533271472"/><text:change-start text:change-id="ct533258832"/>Nodes that use the 'mask' attribute in their CDI must properly implement the write-under-mask operation in their memory configuration protocol support.<text:change-end text:change-id="ct533258832"/></text:p>
      <text:p text:style-name="P9"><text:change-start text:change-id="ct532806112"/></text:p>
      <text:p text:style-name="P9">Because the using node may not have external connections, XML features requiring those<text:change-end text:change-id="ct532806112"/><text:change-start text:change-id="ct538673680"/> (Xinclude, schema default values, <text:span text:style-name="T4">…</text:span>) shall not be assumed to be present.<text:change-end text:change-id="ct538673680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 (Informative)<text:tab/>1</text:p>
          <text:p text:style-name="P10"><text:s/>2 Intended Use (Informative)<text:tab/>1</text:p>
          <text:p text:style-name="P10"><text:s/>3 References and Context (Normative)<text:tab/>1</text:p>
          <text:p text:style-name="P10"><text:s/>4 Stuff to be merged into the above (or the TN)<text:tab/>1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Configuration Desciption Information Standard</text:p>
      </style:header>
      <style:footer>
        <text:p text:style-name="MP4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3-10-19T16:07:41">Oct 19, 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10-19T16:07:41">Oct 19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3-10-19T16:07:41">Oct 19, 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7</meta:editing-cycles>
    <meta:editing-duration>PT12H27M56S</meta:editing-duration>
    <meta:generator>OpenOffice/4.0.0$Unix OpenOffice.org_project/400m3$Build-9702</meta:generator>
    <dc:date>2013-10-19T16:07:41</dc:date>
    <dc:creator>Bob Jacobsen</dc:creator>
    <meta:document-statistic meta:table-count="1" meta:image-count="1" meta:object-count="0" meta:page-count="2" meta:paragraph-count="33" meta:word-count="449" meta:character-count="2879"/>
    <meta:user-defined meta:name="Info 1"/>
    <meta:user-defined meta:name="Info 2"/>
    <meta:user-defined meta:name="Info 3"/>
    <meta:user-defined meta:name="Info 4"/>
  </office:meta>
</office:document-meta>
</file>